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" style:family="table-column">
      <style:table-column-properties style:column-width="1.1472in" style:use-optimal-column-width="false"/>
    </style:style>
    <style:style style:name="TableColumn7" style:family="table-column">
      <style:table-column-properties style:column-width="5.3951in" style:use-optimal-column-width="false"/>
    </style:style>
    <style:style style:name="Table5" style:family="table">
      <style:table-properties style:width="6.5423in" fo:margin-left="0.0902in" table:align="left"/>
    </style:style>
    <style:style style:name="TableRow8" style:family="table-row">
      <style:table-row-properties style:min-row-height="0.2777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line-height="150%"/>
    </style:style>
    <style:style style:name="T13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ableRow14" style:family="table-row">
      <style:table-row-properties style:min-row-height="0.2027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line-height="150%"/>
      <style:text-properties style:font-name="Liberation Sans"/>
    </style:style>
    <style:style style:name="TableRow19" style:family="table-row">
      <style:table-row-properties style:min-row-height="0.4854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fo:font-weight="bold" style:font-weight-asian="bold" style:font-weight-complex="bold" fo:language="pt" fo:country="BR"/>
    </style:style>
    <style:style style:name="P22" style:parent-style-name="Standard" style:family="paragraph"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25" style:family="table-row">
      <style:table-row-properties style:min-row-height="0.3763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font-weight="bold" style:font-weight-asian="bold" style:font-weight-complex="bold" fo:language="pt" fo:country="BR"/>
    </style:style>
    <style:style style:name="P28" style:parent-style-name="Standard" style:family="paragraph">
      <style:text-properties fo:font-style="italic" style:font-style-asian="italic" style:font-style-complex="italic" fo:font-size="8pt" style:font-size-asian="8pt" style:font-size-complex="8pt" fo:language="pt" fo:country="B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language-complex="ar" style:country-complex="SA" fo:hyphenate="true"/>
    </style:style>
    <style:style style:name="P41" style:parent-style-name="Normal" style:list-style-name="LFO1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42" style:parent-style-name="DefaultParagraphFont" style:family="text">
      <style:text-properties style:font-name="Times" style:font-name-complex="Times" fo:color="#000000" style:letter-kerning="false" style:language-complex="ar" style:country-complex="SA"/>
    </style:style>
    <style:style style:name="T43" style:parent-style-name="DefaultParagraphFont" style:family="text">
      <style:text-properties style:font-name="MS Mincho" style:font-name-asian="MS Mincho" style:font-name-complex="MS Mincho" fo:color="#000000" style:letter-kerning="false" style:language-complex="ar" style:country-complex="SA"/>
    </style:style>
    <style:style style:name="P44" style:parent-style-name="Normal" style:list-style-name="LFO1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45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46" style:parent-style-name="DefaultParagraphFont" style:family="text">
      <style:text-properties style:font-name="MS Mincho" style:font-name-asian="MS Mincho" style:font-name-complex="MS Mincho" fo:color="#000000" style:letter-kerning="false" fo:language="pt" fo:country="BR" style:language-complex="ar" style:country-complex="SA"/>
    </style:style>
    <style:style style:name="P4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5" style:parent-style-name="Normal" style:list-style-name="LFO2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76" style:parent-style-name="DefaultParagraphFont" style:family="text">
      <style:text-properties style:font-name="Times" style:font-name-complex="Times" fo:color="#000000" style:letter-kerning="false" style:language-complex="ar" style:country-complex="SA"/>
    </style:style>
    <style:style style:name="T77" style:parent-style-name="DefaultParagraphFont" style:family="text">
      <style:text-properties style:font-name="MS Mincho" style:font-name-asian="MS Mincho" style:font-name-complex="MS Mincho" fo:color="#000000" style:letter-kerning="false" style:language-complex="ar" style:country-complex="SA"/>
    </style:style>
    <style:style style:name="P7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7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6" style:parent-style-name="Normal" style:list-style-name="LFO3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87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88" style:parent-style-name="DefaultParagraphFont" style:family="text">
      <style:text-properties style:font-name="MS Mincho" style:font-name-asian="MS Mincho" style:font-name-complex="MS Mincho" fo:color="#000000" style:letter-kerning="false" fo:language="pt" fo:country="BR" style:language-complex="ar" style:country-complex="SA"/>
    </style:style>
    <style:style style:name="P8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98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99" style:family="table-row">
      <style:table-row-properties style:min-row-height="0.3763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text-properties fo:font-weight="bold" style:font-weight-asian="bold" style:font-weight-complex="bold" fo:language="pt" fo:country="B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line-height="150%"/>
      <style:text-properties style:font-name="Liberation Sans" fo:language="pt" fo:country="BR"/>
    </style:style>
    <style:style style:name="P10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0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0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0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0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109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10" style:family="table-row">
      <style:table-row-properties style:min-row-height="0.3729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line-height="150%"/>
      <style:text-properties style:font-name="Liberation Sans"/>
    </style:style>
    <style:style style:name="P115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font-size="10pt" style:font-size-asian="10pt" style:font-size-complex="10pt" fo:language="pt" fo:country="BR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pt" fo:country="BR"/>
    </style:style>
  </office:automatic-styles>
  <office:body>
    <office:text text:use-soft-page-breaks="true">
      <text:p text:style-name="P1">CCM003-2018.Q2 - Seminários em Computação</text:p>
      <text:p text:style-name="P2">Centro de Matemática, Computação e Cognição – Universidade Federal do ABC</text:p>
      <text:p text:style-name="P3"/>
      <text:p text:style-name="P4">Comprovante de presença em seminário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. Título da palestra</text:p>
          </table:table-cell>
          <table:table-cell table:style-name="TableCell11">
            <text:p text:style-name="P12"><text:span text:style-name="T13">Introdução a modelagem computacional em Neurociência</text:span></text:p>
          </table:table-cell>
        </table:table-row>
        <table:table-row table:style-name="TableRow14">
          <table:table-cell table:style-name="TableCell15">
            <text:p text:style-name="P16">B.<text:s/>Data da palestra</text:p>
          </table:table-cell>
          <table:table-cell table:style-name="TableCell17">
            <text:p text:style-name="P18">18/07/2018</text:p>
          </table:table-cell>
        </table:table-row>
        <table:table-row table:style-name="TableRow19">
          <table:table-cell table:style-name="TableCell20">
            <text:p text:style-name="P21">C. Nome e instituição</text:p>
            <text:p text:style-name="P22">do palestrante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D. Resumo</text:p>
            <text:p text:style-name="P28">(entre 200 e 300 palavras)</text:p>
          </table:table-cell>
          <table:table-cell table:style-name="TableCell29">
            <text:p text:style-name="P30">Obter ligação entre dados experimentais e modelo matemático computacional que possa interpretar esses dados<text:s/></text:p>
            <text:p text:style-name="P31">Área experimental interage com a área computacional<text:s/></text:p>
            <text:p text:style-name="P32"/>
            <text:p text:style-name="P33">Obter uma explicação quantitativa do fenômeno<text:s/></text:p>
            <text:p text:style-name="P34">Vários níveis de detalhamento (de acordo com o tamanho real, ou nível de abstração do comportamento)<text:s/></text:p>
            <text:p text:style-name="P35"/>
            <text:p text:style-name="P36">Pq modelar neurônios?<text:s/></text:p>
            <text:p text:style-name="P37"/>
            <text:p text:style-name="P38">Potencial de ação -&gt; Potencialização de um neurônio (DDP elétrica - Spikes)<text:s/></text:p>
            <text:p text:style-name="P39"/>
            <text:p text:style-name="P40">Como se modelar neurônios?<text:s/></text:p>
            <text:list text:style-name="LFO1" text:continue-numbering="true">
              <text:list-item>
                <text:p text:style-name="P41"><text:span text:style-name="T42">Através de discrições matemáticas<text:s/></text:span><text:span text:style-name="T43"> </text:span></text:p>
              </text:list-item>
              <text:list-item>
                <text:p text:style-name="P44"><text:span text:style-name="T45">Diversos níveis de detalhamento de acordo com o que você quer simular<text:s/></text:span><text:span text:style-name="T46"> </text:span></text:p>
              </text:list-item>
            </text:list>
            <text:p text:style-name="P47"/>
            <text:p text:style-name="P48"/>
            <text:p text:style-name="P49">-&gt; Alguns neuro simuladores: (GENESIS, Neuron, Brian)<text:s/></text:p>
            <text:p text:style-name="P50"/>
            <text:p text:style-name="P51">Simulador GENESIS<text:s/></text:p>
            <text:p text:style-name="P52">Córtex piriforme -&gt; Cheiro<text:s/></text:p>
            <text:p text:style-name="P53">Modelo apresentado, tem 3 tipos de neurônio<text:s/></text:p>
            <text:p text:style-name="P54">Usado para propor o sinal de geração do EG - Leitor cerebral fora da cabeça<text:s/></text:p>
            <text:p text:style-name="P55"/>
            <text:p text:style-name="P56">O simulador foi criado para suprir a necessidade de simular o cortex piriforme (cheiro) e depois foi melhor desenvolvido para generalização<text:s/></text:p>
            <text:p text:style-name="P57"/>
            <text:p text:style-name="P58">Simulador NEURON<text:s/></text:p>
            <text:p text:style-name="P59"/>
            <text:p text:style-name="P60">Membrana pode ser representada como um circuito da seguinte forma<text:s/></text:p>
            <text:p text:style-name="P61">|-------------  [capacitor] -----------|<text:s/></text:p>
            <text:p text:style-name="P62">|----- [capacitor] --- [resistor] ----|<text:s/></text:p>
            <text:p text:style-name="P63">|------------- [bateria] --------------|<text:s/></text:p>
            <text:p text:style-name="P64"/>
            <text:p text:style-name="P65">Ou seja, um capacitor em paralelo com um resistor em série com um capacitor e o circuito alimentado por uma bateria<text:s/></text:p>
            <text:p text:style-name="P66">A equação de solução pode ser dada por um diferencial<text:s/></text:p>
            <text:p text:style-name="P67">C = capacitância da membrana<text:s/></text:p>
            <text:p text:style-name="P68">V = Potencial da membrana<text:s/></text:p>
            <text:p text:style-name="P69">E = potencial de repouso<text:s/></text:p>
            <text:p text:style-name="P70">R = resistência da membrana<text:s/></text:p>
            <text:p text:style-name="P71"/>
            <text:soft-page-break/>
            <text:p text:style-name="P72">Cm (dVm/dt) = -(Vm - Em) /Rm<text:s/></text:p>
            <text:p text:style-name="P73"/>
            <text:p text:style-name="P74"/>
            <text:list text:style-name="LFO2" text:continue-numbering="true">
              <text:list-item>
                <text:p text:style-name="P75"><text:span text:style-name="T76">Modelagem compartimental<text:s/></text:span><text:span text:style-name="T77"> </text:span></text:p>
              </text:list-item>
            </text:list>
            <text:p text:style-name="P78">Representar cada pedaço do neurônio como uma entidade separada<text:s/></text:p>
            <text:p text:style-name="P79">Pode-se colocar um circuito anterior dentro de cada entidade dessa.<text:s/></text:p>
            <text:p text:style-name="P80">A capacitância e resistência é determinada pelo tamanho do cilindro virtual determinado em relação ao tamanho do compartimento do neurônio<text:s/></text:p>
            <text:p text:style-name="P81">Esse esquema é análogo a resistência axial provinda da lei de ohm<text:s/></text:p>
            <text:p text:style-name="P82"/>
            <text:p text:style-name="P83">Acopla cada sistema com a resistência axial<text:s/></text:p>
            <text:p text:style-name="P84"/>
            <text:p text:style-name="P85"/>
            <text:list text:style-name="LFO3" text:continue-numbering="true">
              <text:list-item>
                <text:p text:style-name="P86"><text:span text:style-name="T87">Razões para simular a árvore dendrítica<text:s/></text:span><text:span text:style-name="T88"> </text:span></text:p>
              </text:list-item>
            </text:list>
            <text:p text:style-name="P89">Serve para estudar como o sinal se propaga em uma distribuição igual a essa<text:s/></text:p>
            <text:p text:style-name="P90">Distribuição desigual de canais iônicos<text:s/></text:p>
            <text:p text:style-name="P91"/>
            <text:p text:style-name="P92"/>
            <text:p text:style-name="P93">Construção de modelos com muitos parâmetros se afasta do modelo natural<text:s/></text:p>
            <text:p text:style-name="P94"/>
            <text:p text:style-name="P95">Modelos pontuais, ignoram a estrutura dendrítica do neurônio, são mais simples e representam só o comportamento de cada neurônio, isso permite que você possa simular um sistema mais complexo com uma confiabilidade aceitável.<text:s/></text:p>
            <text:p text:style-name="P96"/>
            <text:p text:style-name="P97">Certas doenças fazem relação com os canais iônicos do neurônio - Por isso a importância da investigação deste conceito<text:s/></text:p>
            <text:p text:style-name="P98"/>
          </table:table-cell>
        </table:table-row>
        <text:soft-page-break/>
        <table:table-row table:style-name="TableRow99">
          <table:table-cell table:style-name="TableCell100">
            <text:p text:style-name="P101">E. Pergunta(s) realizada(s) pelo aluno, durante o seminário, ao palestrante, incluindo a(s) resposta(s) do palestrante</text:p>
          </table:table-cell>
          <table:table-cell table:style-name="TableCell102">
            <text:p text:style-name="P103"/>
            <text:p text:style-name="P104">Qual a aplicação do modelo de neurônios espelho?</text:p>
            <text:p text:style-name="P105">Já existe uma<text:s/>mapeamento matemático ou algoritmo<text:s/>para utilização do modelo?<text:s/></text:p>
            <text:p text:style-name="P106"/>
            <text:p text:style-name="P107">R: 1) Fazer um robô que aprenda por observação<text:s/></text:p>
            <text:p text:style-name="P108">2)<text:s/>Não existe ainda, a pesquisa dele quer chegar nisso <text:s/></text:p>
            <text:p text:style-name="P109"/>
          </table:table-cell>
        </table:table-row>
        <table:table-row table:style-name="TableRow110">
          <table:table-cell table:style-name="TableCell111">
            <text:p text:style-name="P112">Nome do aluno</text:p>
          </table:table-cell>
          <table:table-cell table:style-name="TableCell113">
            <text:p text:style-name="P114">João Carlos Pandolfi Santana</text:p>
          </table:table-cell>
        </table:table-row>
      </table:table>
      <text:p text:style-name="Standard"/>
      <text:p text:style-name="P115">(*) Deverá ser preenchido obrigatoriamente ou o item D ou o item E.</text:p>
      <text:p text:style-name="P116"><text:span text:style-name="T117">O formulário preenchido deve ser submetido no SIGAA [Disciplina Seminários], na respectiva tare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3in" fo:margin-left="0.7875in" fo:margin-bottom="0.29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Carlos Pandolfi Santana</dc:creator>
    <meta:creation-date>2014-06-23T10:50:00Z</meta:creation-date>
    <dc:date>2018-07-26T00:28:00Z</dc:date>
    <meta:template xlink:href="Normal.dotm" xlink:type="simple"/>
    <meta:editing-cycles>12</meta:editing-cycles>
    <meta:editing-duration>PT1560S</meta:editing-duration>
    <meta:document-statistic meta:page-count="2" meta:paragraph-count="6" meta:word-count="500" meta:character-count="3348" meta:row-count="23" meta:non-whitespace-character-count="2854"/>
  </office:meta>
</office:document-meta>
</file>